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800000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8cm" svg:height="13cm" svg:x="5.7cm" svg:y="6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6cm" svg:x="6.6cm" svg:y="8.373cm">
          <text:p text:style-name="P1">poziom 0</text:p>
          <text:p text:style-name="P1"><text:span text:style-name="T1">preproc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2.266cm" svg:x="5.7cm" svg:y="2.5cm">
          <text:p text:style-name="P1">Obserwowany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cm" svg:y1="9.973cm" svg:x2="9cm" svg:y2="10.673cm">
          <text:p/>
        </draw:line>
        <draw:line draw:style-name="gr4" draw:text-style-name="P1" draw:layer="layout" svg:x1="9cm" svg:y1="12.173cm" svg:x2="9cm" svg:y2="12.873cm">
          <text:p/>
        </draw:line>
        <draw:line draw:style-name="gr4" draw:text-style-name="P1" draw:layer="layout" svg:x1="9cm" svg:y1="14.273cm" svg:x2="9cm" svg:y2="14.973cm">
          <text:p/>
        </draw:line>
        <draw:line draw:style-name="gr4" draw:text-style-name="P1" draw:layer="layout" svg:x1="9cm" svg:y1="16.373cm" svg:x2="9cm" svg:y2="17.073cm">
          <text:p/>
        </draw:line>
        <draw:frame draw:style-name="gr5" draw:text-style-name="P1" draw:layer="layout" svg:width="6.035cm" svg:height="1.673cm" svg:x="6.016cm" svg:y="6.411cm">
          <draw:text-box>
            <text:p text:style-name="P1">system fuzji danych</text:p>
            <text:p text:style-name="P1">(model JDL)</text:p>
          </draw:text-box>
        </draw:frame>
        <draw:custom-shape draw:style-name="gr3" draw:text-style-name="P1" draw:layer="layout" svg:width="6.8cm" svg:height="2.266cm" svg:x="5.739cm" svg:y="20.465cm">
          <text:p text:style-name="P1">Moduły wykonawcze,</text:p>
          <text:p text:style-name="P1">Użytkowni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1.6cm" svg:x="6.6cm" svg:y="10.573cm">
          <text:p text:style-name="P1">poziom 1</text:p>
          <text:p text:style-name="P1"><text:span text:style-name="T1">asocjac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6cm" svg:x="6.6cm" svg:y="12.773cm">
          <text:p text:style-name="P1">poziom 2</text:p>
          <text:p text:style-name="P1"><text:span text:style-name="T1">ocena sytuacj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6cm" svg:x="6.6cm" svg:y="16.973cm">
          <text:p text:style-name="P1">poziom 4</text:p>
          <text:p text:style-name="P1"><text:span text:style-name="T1">decyzj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6cm" svg:x="6.6cm" svg:y="14.873cm">
          <text:p text:style-name="P1">poziom 3</text:p>
          <text:p text:style-name="P1"><text:span text:style-name="T1">ocena wpływu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cm" svg:height="0.8cm" svg:x="8.4cm" svg:y="5.073cm">
          <text:p/>
          <draw:enhanced-geometry svg:viewBox="0 0 21600 21600" draw:text-areas="?f0 0 ?f2 ?f5" draw:type="down-arrow" draw:modifiers="0 4236.352279825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cm" svg:height="0.8cm" svg:x="8.4cm" svg:y="19.373cm">
          <text:p/>
          <draw:enhanced-geometry svg:viewBox="0 0 21600 21600" draw:text-areas="?f0 0 ?f2 ?f5" draw:type="down-arrow" draw:modifiers="0 4236.352279825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4cm" svg:height="16.1cm" svg:x="14.4cm" svg:y="4.4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5.959cm" svg:height="0.962cm" draw:transform="rotate (1.5707963267949) translate (15.5cm 16.473cm)">
          <draw:text-box>
            <text:p>sprzężenie zwrotne</text:p>
          </draw:text-box>
        </draw:frame>
        <draw:custom-shape draw:style-name="gr6" draw:text-style-name="P1" draw:layer="layout" svg:width="1cm" svg:height="1cm" svg:x="14.6cm" svg:y="3.1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cm" svg:height="1cm" svg:x="14.6cm" svg:y="2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4cm" svg:height="0.9cm" svg:x="12.9cm" svg:y="21.0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4cm" svg:height="0.9cm" svg:x="12.9cm" svg:y="3.173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6T03:56:22</meta:creation-date>
    <dc:date>2013-07-16T04:15:56</dc:date>
    <meta:editing-duration>PT16M26S</meta:editing-duration>
    <meta:editing-cycles>9</meta:editing-cycles>
    <meta:generator>LibreOffice/4.0.3.3$Linux_X86_64 LibreOffice_project/400m0$Build-3</meta:generator>
    <meta:document-statistic meta:object-count="21"/>
  </office:meta>
</office:document-meta>
</file>